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rsid="00015a7a" officeooo:paragraph-rsid="00015a7a"/>
    </style:style>
    <style:style style:name="P10" style:family="paragraph" style:parent-style-name="Text_20_body" style:list-style-name="L1">
      <style:text-properties officeooo:rsid="00015a7a" officeooo:paragraph-rsid="00015a7a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officeooo:rsid="00015a7a" officeooo:paragraph-rsid="00015a7a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officeooo:rsid="00015a7a" officeooo:paragraph-rsid="00015a7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📕 <text:span text:style-name="Strong_20_Emphasis">Prioridad Alta</text:span> (<text:span text:style-name="Emphasis">Must Have</text:span>)</text:p>
      <text:list xml:id="list672296127" text:style-name="L1">
        <text:list-item>
          <text:p text:style-name="P2">Buscar y listar películas. </text:p>
          <text:p text:style-name="P9">Toda la info se consigue de la API TMDB</text:p>
        </text:list-item>
        <text:list-item>
          <text:p text:style-name="P2">Ver los detalles de una película o programa de televisión. </text:p>
          <text:p text:style-name="P9">Toda la info se consigue de la API TMDB</text:p>
        </text:list-item>
        <text:list-item>
          <text:p text:style-name="P2">Crear usuarios.</text:p>
          <text:p text:style-name="P9">DB Local con usuarios y sus datos</text:p>
        </text:list-item>
        <text:list-item>
          <text:p text:style-name="P1"><text:span text:style-name="Emphasis">Loguear</text:span> y <text:span text:style-name="Emphasis">desloguear</text:span> usuarios. </text:p>
          <text:p text:style-name="P10">AUTH con los datos de la DB</text:p>
        </text:list-item>
      </text:list>
      <text:p text:style-name="Text_20_body">📘 <text:span text:style-name="Strong_20_Emphasis">Prioridad Media</text:span> (<text:span text:style-name="Emphasis">Should Have</text:span>)</text:p>
      <text:list xml:id="list4026784386" text:style-name="L2">
        <text:list-item>
          <text:p text:style-name="P4">Agregar una película o programa a una lista de favoritos. </text:p>
          <text:p text:style-name="P11">En DB local almacenar para cada usuario una lista de id de películas y de id de series. Puede ser todo en la misma tabla (id_usr, id_recurso, type (Mov/TV))</text:p>
        </text:list-item>
        <text:list-item>
          <text:p text:style-name="P4">Ver una lista de favoritos. </text:p>
          <text:p text:style-name="P11">Mostrar las listas de favoritos (series y películas) del usuario logueado</text:p>
        </text:list-item>
        <text:list-item>
          <text:p text:style-name="P4">Remover una película o programa de una lista de favoritos.</text:p>
          <text:p text:style-name="P11">Permite modificar las listas de favoritos</text:p>
        </text:list-item>
        <text:list-item>
          <text:p text:style-name="P3">Diferenciar las rutas de <text:span text:style-name="Emphasis">front-end</text:span> para películas y programas de televisión. </text:p>
        </text:list-item>
      </text:list>
      <text:p text:style-name="Text_20_body">📗 <text:span text:style-name="Strong_20_Emphasis">Prioridad Normal</text:span> (<text:span text:style-name="Emphasis">Could Have</text:span>)</text:p>
      <text:list xml:id="list4105458080" text:style-name="L3">
        <text:list-item>
          <text:p text:style-name="P6">Buscar usuarios. </text:p>
          <text:p text:style-name="P12">Desde un User logueado se puede ver la lista de Users </text:p>
        </text:list-item>
        <text:list-item>
          <text:p text:style-name="P6">Ver el perfil de un usuario específico (con sus películas o programas favoritos). </text:p>
          <text:p text:style-name="P12">Del punto anterior, se puede seleccionar uno y cargar sus favoritos</text:p>
        </text:list-item>
        <text:list-item>
          <text:p text:style-name="P5">Mantener sesión abierta ante un cierre del <text:span text:style-name="Emphasis">browser</text:span> o <text:span text:style-name="Source_20_Text">refresh</text:span>. </text:p>
          <text:p text:style-name="P5"/>
        </text:list-item>
      </text:list>
      <text:p text:style-name="Text_20_body">📓 <text:span text:style-name="Strong_20_Emphasis">Prioridad Baja</text:span> (<text:span text:style-name="Emphasis">Won't Have</text:span>)</text:p>
      <text:list xml:id="list1211075940" text:style-name="L4">
        <text:list-item>
          <text:p text:style-name="P8"><text:span text:style-name="Emphasis">Full responsive</text:span>. </text:p>
        </text:list-item>
        <text:list-item>
          <text:p text:style-name="P7"><text:span text:style-name="Emphasis">Loguear</text:span> usuarios a través de su cuenta en Google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2:43:45.798557253</meta:creation-date>
    <dc:date>2022-10-21T19:28:08.990108244</dc:date>
    <meta:editing-duration>PT18M5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7" meta:word-count="235" meta:character-count="1252" meta:non-whitespace-character-count="1054"/>
  </office:meta>
</office:document-meta>
</file>